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49cm" svg:height="0.842cm" draw:transform="rotate (-1.55264490257416) translate (5.89329414234461cm 3.4281176132998cm)" svg:viewBox="0 0 4450 843" svg:d="M137 704c341 30 1215 68 1935 76 720 9 1967 67 2341 62 128 3-113-707-225-711-337-13-928 18-1766 28-836 10-2011-85-2368-159-120-16-17 694 83 704z">
          <text:p/>
        </draw:path>
        <draw:path draw:style-name="gr1" draw:text-style-name="P1" draw:layer="layout" svg:width="0.903cm" svg:height="0.661cm" draw:transform="rotate (-2.15757602131539) translate (5.96582444043711cm 7.61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24) rotate (-2.84453761490036) translate (8.7928301039246cm 7.6069680819276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39cm" svg:height="0.895cm" draw:transform="skewX (-0.000698131700797739) rotate (-1.62472700068152) translate (8.9373314152046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0.903cm" svg:height="0.66cm" draw:transform="skewX (0.00122173047639606) rotate (-2.15652882376419) translate (6.02470697154201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8.85445731859441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8.80945731859439cm 7.2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4.43cm" svg:height="0.781cm" draw:transform="rotate (-1.55264490257416) translate (1.95245921475061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2.10582444043711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23) rotate (-2.84453761490036) translate (4.8518301039246cm 7.6069680819276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29cm" svg:height="0.798cm" draw:transform="skewX (-0.00069813170079773) rotate (-1.62472700068152) translate (4.99560409126631cm 3.0997836703537cm)" svg:viewBox="0 0 4430 799" svg:d="M409 798c234-30 883-116 1999-153 1119-38 1565 86 1941 82 130 1 109-660-101-691-347-50-1030-43-1974-10-943 35-1869 55-2163 77s64 722 298 695z">
          <text:p/>
        </draw:path>
        <draw:path draw:style-name="gr1" draw:text-style-name="P1" draw:layer="layout" svg:width="0.903cm" svg:height="0.66cm" draw:transform="skewX (0.00122173047639606) rotate (-2.15652882376419) translate (2.083706971542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5.01145731859439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08) rotate (-2.1556561591382) translate (4.86845731859439cm 7.234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1:44.09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